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Table1" style:family="table">
      <style:table-properties style:width="15.903cm" fo:margin-left="0.009cm" fo:margin-top="0cm" fo:margin-bottom="0cm" table:align="left" style:writing-mode="lr-tb"/>
    </style:style>
    <style:style style:name="Table1.A" style:family="table-column">
      <style:table-column-properties style:column-width="4.219cm"/>
    </style:style>
    <style:style style:name="Table1.B" style:family="table-column">
      <style:table-column-properties style:column-width="3.997cm"/>
    </style:style>
    <style:style style:name="Table1.C" style:family="table-column">
      <style:table-column-properties style:column-width="3.563cm"/>
    </style:style>
    <style:style style:name="Table1.D" style:family="table-column">
      <style:table-column-properties style:column-width="4.12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language="da" fo:country="DK"/>
    </style:style>
    <style:style style:name="T3" style:family="text">
      <style:text-properties fo:language="da" fo:country="DK" fo:font-weight="bold" style:font-weight-asian="bold"/>
    </style:style>
    <style:style style:name="T4" style:family="text">
      <style:text-properties fo:color="#222222" loext:opacity="100%" style:font-name="Arial" fo:font-size="10.5pt" fo:background-color="#ffffff" loext:char-shading-value="0" style:font-size-asian="10.5pt" style:font-name-complex="Arial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YRICS model of analysis</text:span><text:span text:style-name="T1"/></text:p>
      <text:p text:style-name="P1"/>
      <text:p text:style-name="P1"/>
      <text:p text:style-name="Standard"><text:span text:style-name="T1">Title of song:</text:span><text:span text:style-name="T1"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<text:span text:style-name="T3">Comprehension</text:span><text:span text:style-name="T3"/></text:p>
          </table:table-cell>
          <table:table-cell table:style-name="Table1.A1" office:value-type="string">
            <text:p text:style-name="P2"><text:span text:style-name="T3">Analysis</text:span><text:span text:style-name="T3"/></text:p>
          </table:table-cell>
          <table:table-cell table:style-name="Table1.A1" office:value-type="string">
            <text:p text:style-name="P2"><text:span text:style-name="T3">Examples: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Background information</text:span><text:span text:style-name="T3"/></text:p>
          </table:table-cell>
          <table:table-cell table:style-name="Table1.B2" office:value-type="string">
            <text:p text:style-name="P2"><text:span text:style-name="T2">Time of release:</text:span><text:span text:style-name="T2"/></text:p>
            <text:p text:style-name="P2"><text:span text:style-name="T2">Singer:</text:span><text:span text:style-name="T2"/></text:p>
          </table:table-cell>
          <table:table-cell table:style-name="Table1.C2" office:value-type="string">
            <text:p text:style-name="P3">Any socio-cultural or historical events which may have influenced the writing of the song and how?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1">Genre</text:span><text:span text:style-name="T1"/></text:p>
          </table:table-cell>
          <table:table-cell table:style-name="Table1.B3" office:value-type="string">
            <text:p text:style-name="P3">Country:</text:p>
            <text:p text:style-name="P3">Rap:</text:p>
            <text:p text:style-name="P3">Pop:</text:p>
            <text:p text:style-name="P3">Rock:</text:p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1">Title</text:span><text:span text:style-name="T1"/></text:p>
          </table:table-cell>
          <table:table-cell table:style-name="Table1.B4" office:value-type="string">
            <text:p text:style-name="P3">What is the title?</text:p>
          </table:table-cell>
          <table:table-cell table:style-name="Table1.C4" office:value-type="string">
            <text:p text:style-name="P3">Does the title tell you anything about the lyrics/song and how?</text:p>
          </table:table-cell>
          <table:table-cell table:style-name="Table1.D4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1">Lyrical form</text:span><text:span text:style-name="T1"/></text:p>
          </table:table-cell>
          <table:table-cell table:style-name="Table1.B5" office:value-type="string">
            <text:p text:style-name="P3">What is the song about?</text:p>
            <text:p text:style-name="P3"/>
          </table:table-cell>
          <table:table-cell table:style-name="Table1.C5" office:value-type="string">
            <text:p text:style-name="P3">Is it lyrical, narrative, postmodern or is there a certain chant/rhythm?</text:p>
            <text:p text:style-name="P3"/>
            <text:p text:style-name="P3">Where is the lyrical form evident in the song?</text:p>
          </table:table-cell>
          <table:table-cell table:style-name="Table1.D5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1">Rhetorical devices</text:span><text:span text:style-name="T1"/></text:p>
          </table:table-cell>
          <table:table-cell table:style-name="Table1.B6" office:value-type="string">
            <text:p text:style-name="P3">Allusion:</text:p>
            <text:p text:style-name="P3">Repetition:</text:p>
            <text:p text:style-name="P3">Figurative language:</text:p>
            <text:p text:style-name="P3">Metaphors:</text:p>
            <text:p text:style-name="P3">Symbols:</text:p>
          </table:table-cell>
          <table:table-cell table:style-name="Table1.C6" office:value-type="string">
            <text:p text:style-name="P3">Which effect does the use of rhetorical devices have?</text:p>
            <text:p text:style-name="P3"/>
            <text:p text:style-name="P3">Why do you think the songwriter has chosen to use these devices?</text:p>
          </table:table-cell>
          <table:table-cell table:style-name="Table1.D6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1">Use of rhyme</text:span><text:span text:style-name="T1"/></text:p>
          </table:table-cell>
          <table:table-cell table:style-name="Table1.B7" office:value-type="string">
            <text:p text:style-name="P3">End rhyme</text:p>
            <text:p text:style-name="P3">Letter rhyme</text:p>
            <text:p text:style-name="P3">No rhyme</text:p>
          </table:table-cell>
          <table:table-cell table:style-name="Table1.C7" office:value-type="string">
            <text:p text:style-name="P3">Which effect does the use of rhyme have? </text:p>
          </table:table-cell>
          <table:table-cell table:style-name="Table1.D7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1">Theme</text:span><text:span text:style-name="T1"/>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/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222222" loext:opacity="100%" style:font-name="Arial" fo:font-size="10.5pt" fo:background-color="#ffffff" loext:char-shading-value="0" style:font-size-asian="10.5pt" style:font-name-complex="Arial1" style:font-size-complex="10.5pt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ISBN: 9788761686688<text:tab/>The English Handbook<text:span text:style-name="MT1"> ©</text:span><text:tab/>Trine Østergaard og Systime A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e Østergaard</meta:initial-creator>
    <dc:creator>Trine Østergaard</dc:creator>
    <meta:editing-cycles>4</meta:editing-cycles>
    <meta:creation-date>2017-06-17T15:22:00</meta:creation-date>
    <dc:date>2017-08-17T13:27:00</dc:date>
    <meta:editing-duration>PT17H3M</meta:editing-duration>
    <meta:generator>LibreOffice/7.5.2.2$Linux_X86_64 LibreOffice_project/50$Build-2</meta:generator>
    <meta:document-statistic meta:table-count="1" meta:image-count="0" meta:object-count="0" meta:page-count="1" meta:paragraph-count="36" meta:word-count="138" meta:character-count="829" meta:non-whitespace-character-count="726"/>
    <meta:user-defined meta:name="AppVersion">16.0000</meta:user-defined>
    <meta:user-defined meta:name="Company">Microsoft</meta:user-defined>
    <meta:template xlink:type="simple" xlink:actuate="onRequest" xlink:title="Normal" xlink:href=""/>
  </office:meta>
</office:document-meta>
</file>